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5625in" style:rel-column-width="2250*"/>
    </style:style>
    <style:style style:name="Table1.B" style:family="table-column">
      <style:table-column-properties style:column-width="5.3625in" style:rel-column-width="772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P1" style:family="paragraph" style:parent-style-name="Standard">
      <style:text-properties style:font-name="Verdana" fo:font-size="10pt" style:font-name-asian="AR PL UMing HK1" style:font-size-asian="10pt" style:font-name-complex="DejaVu Sans Mono" style:font-size-complex="10pt"/>
    </style:style>
    <style:style style:name="P2" style:family="paragraph" style:parent-style-name="Preformatted_20_Text">
      <style:text-properties style:font-name="Verdana" fo:font-size="10pt" fo:font-weight="bold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style:font-name="Verdana" fo:font-size="10pt" style:font-size-asian="10pt" style:font-size-complex="10pt"/>
    </style:style>
    <style:style style:name="P4" style:family="paragraph" style:parent-style-name="Preformatted_20_Text">
      <style:text-properties style:font-name="Verdana" fo:font-size="10pt" style:font-name-asian="AR PL UMing HK1" style:font-size-asian="10pt" style:font-name-complex="DejaVu Sans Mono" style:font-size-complex="10pt"/>
    </style:style>
    <style:style style:name="P5" style:family="paragraph" style:parent-style-name="Preformatted_20_Text">
      <style:paragraph-properties fo:margin-top="0in" fo:margin-bottom="0.1965in"/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I Second That Emotion - </text:span>Smokey Robinson/Arthur Cleveland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E <text:s/>D <text:s text:c="2"/>A <text:s/>(x4)</text:p>
            <text:p text:style-name="P4"/>
            <text:p text:style-name="P4">A <text:s text:c="9"/>D <text:s text:c="13"/>A</text:p>
            <text:p text:style-name="P4">A <text:s text:c="9"/>D <text:s text:c="13"/>A</text:p>
            <text:p text:style-name="P4">A <text:s text:c="9"/>D <text:s text:c="13"/>A</text:p>
            <text:p text:style-name="P4">D <text:s text:c="9"/>E <text:s text:c="13"/>A</text:p>
            <text:p text:style-name="P4"/>
            <text:p text:style-name="P4"/>
            <text:p text:style-name="P3"><text:s text:c="6"/>D <text:s text:c="18"/>A</text:p>
            <text:p text:style-name="P3"><text:s text:c="6"/>D <text:s text:c="18"/>A</text:p>
            <text:p text:style-name="P3"><text:s text:c="6"/>A</text:p>
            <text:p text:style-name="P3">E <text:s text:c="13"/>D</text:p>
            <text:p text:style-name="P3">A</text:p>
            <text:p text:style-name="P3">A <text:s text:c="15"/></text:p>
            <text:p text:style-name="P3">E <text:s text:c="13"/>D</text:p>
            <text:p text:style-name="P3">A <text:s text:c="15"/></text:p>
            <text:p text:style-name="P3"/>
          </table:table-cell>
          <table:table-cell table:style-name="Table1.B1" office:value-type="string">
            <text:p text:style-name="P2">Intro Chords</text:p>
            <text:p text:style-name="P3"/>
            <text:p text:style-name="P3">Maybe you want to give me kisses sweet</text:p>
            <text:p text:style-name="P3">But only for one night with no repeat</text:p>
            <text:p text:style-name="P3">Maybe you'd go away and never call</text:p>
            <text:p text:style-name="P3">And a taste of honey is worse than none at all (oh little girl)</text:p>
            <text:p text:style-name="P3"/>
            <text:p text:style-name="P3"><text:span text:style-name="T2">Chorus</text:span>:</text:p>
            <text:p text:style-name="P3">Oh little girl, in that case I don't want no part</text:p>
            <text:p text:style-name="P3">That would only break my heart</text:p>
            <text:p text:style-name="P3">Oh, but if you feel like loving me </text:p>
            <text:p text:style-name="P3">If you got the notion</text:p>
            <text:p text:style-name="P3">I second that emotion</text:p>
            <text:p text:style-name="P3">Said, if you feel like giving me</text:p>
            <text:p text:style-name="P3">A lifetime of devotion</text:p>
            <text:p text:style-name="P3">I second that emotion</text:p>
            <text:p text:style-name="P3"/>
            <text:p text:style-name="P2">Intro Chords</text:p>
            <text:p text:style-name="P3"/>
            <text:p text:style-name="P3">Maybe you think that love would tie you down</text:p>
            <text:p text:style-name="P3">You ain't got the time to hang around</text:p>
            <text:p text:style-name="P3">Maybe you think that love was made for fools</text:p>
            <text:p text:style-name="P3">So it makes you wise to break the rules</text:p>
            <text:p text:style-name="P3"/>
            <text:p text:style-name="P2">Chorus</text:p>
            <text:p text:style-name="P2">Jam on Verse and Chorus Chords (x2)</text:p>
            <text:p text:style-name="P3"/>
            <text:p text:style-name="P3">Maybe you want to give me kisses sweet</text:p>
            <text:p text:style-name="P3">But only for one night with no repeat</text:p>
            <text:p text:style-name="P3">Maybe you'd go away and never call</text:p>
            <text:p text:style-name="P3">And a taste of honey is worse than none at all (oh little girl)</text:p>
            <text:p text:style-name="P3"/>
            <text:p text:style-name="P2">Chorus</text:p>
            <text:p text:style-name="P3"/>
            <text:p text:style-name="P3">Maybe you think that love would tie you down</text:p>
            <text:p text:style-name="P3">You ain't got the time to hang around</text:p>
            <text:p text:style-name="P3">Maybe you think that love was made for fools</text:p>
            <text:p text:style-name="P3">So it makes you wise to break the rules</text:p>
            <text:p text:style-name="P3"/>
            <text:p text:style-name="P2">Chorus</text:p>
            <text:p text:style-name="P3"/>
            <text:p text:style-name="P3">Well, if you feel like giving me</text:p>
            <text:p text:style-name="P5">A lifetime of devotion... (to fade)</text:p>
            <text:p text:style-name="P1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Dowd</meta:initial-creator>
    <meta:creation-date>2011-06-16T19:30:02</meta:creation-date>
    <meta:document-statistic meta:table-count="1" meta:image-count="0" meta:object-count="0" meta:page-count="1" meta:paragraph-count="47" meta:word-count="257" meta:character-count="1360"/>
    <dc:date>2011-06-16T19:39:06</dc:date>
    <dc:creator>Sean Dowd</dc:creator>
    <meta:editing-duration>PT9M7S</meta:editing-duration>
    <meta:editing-cycles>1</meta:editing-cycles>
    <meta:generator>LibreOffice/3.3$Linux LibreOffice_project/330m19$Build-202</meta:generator>
  </office:meta>
</office:document-meta>
</file>